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30"/>
    <style:style style:name="ce11" style:family="table-cell" style:parent-style-name="Default" style:data-style-name="N2"/>
  </office:automatic-styles>
  <office:body>
    <office:spreadsheet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783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816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.601800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31.3">
            <text:p>31.300</text:p>
          </table:table-cell>
          <table:table-cell office:value-type="float" office:value="10">
            <text:p>10</text:p>
          </table:table-cell>
          <table:table-cell table:formula="of:=[.C3]*1.01" office:value-type="float" office:value="34.5746725253707">
            <text:p>34.5747</text:p>
          </table:table-cell>
          <table:table-cell table:style-name="ce2" office:value-type="float" office:value="26.26">
            <text:p>26.26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9.0073770132982">
            <text:p>29.0074</text:p>
          </table:table-cell>
          <table:table-cell table:style-name="ce2" office:value-type="float" office:value="17.69">
            <text:p>17.6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9.5407653985242">
            <text:p>19.5408</text:p>
          </table:table-cell>
          <table:table-cell table:style-name="ce2" office:value-type="float" office:value="7.09">
            <text:p>7.09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7.83177086916544">
            <text:p>7.8318</text:p>
          </table:table-cell>
          <table:table-cell table:style-name="ce2" office:value-type="float" office:value="12.31">
            <text:p>12.31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3.5978983638119">
            <text:p>13.5979</text:p>
          </table:table-cell>
          <table:table-cell table:style-name="ce2" office:value-type="float" office:value="1.344">
            <text:p>1.344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48461213655266">
            <text:p>1.4846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31.3">
            <text:p>31.3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4.2323490350205">
            <text:p>34.2323</text:p>
          </table:table-cell>
          <table:table-cell table:style-name="ce3" table:formula="of:=[.D2]" office:value-type="float" office:value="26.26">
            <text:p>26.26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8.7201752606913">
            <text:p>28.7202</text:p>
          </table:table-cell>
          <table:table-cell table:style-name="ce3" table:formula="of:=[.G2]" office:value-type="float" office:value="17.69">
            <text:p>17.6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9.3472924737863">
            <text:p>19.3473</text:p>
          </table:table-cell>
          <table:table-cell table:style-name="ce3" table:formula="of:=[.J2]" office:value-type="float" office:value="7.09">
            <text:p>7.09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7.75422858333212">
            <text:p>7.7542</text:p>
          </table:table-cell>
          <table:table-cell table:style-name="ce3" table:formula="of:=[.M2]" office:value-type="float" office:value="12.31">
            <text:p>12.31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3.4632657067445">
            <text:p>13.4633</text:p>
          </table:table-cell>
          <table:table-cell table:style-name="ce3" table:formula="of:=[.P2]" office:value-type="float" office:value="1.344">
            <text:p>1.344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46991300648778">
            <text:p>1.4699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31.3">
            <text:p>31.3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3.8934148861589">
            <text:p>33.8934</text:p>
          </table:table-cell>
          <table:table-cell table:style-name="ce3" table:formula="of:=[.D3]" office:value-type="float" office:value="26.26">
            <text:p>26.26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8.4358170897934">
            <text:p>28.4358</text:p>
          </table:table-cell>
          <table:table-cell table:style-name="ce3" table:formula="of:=[.G3]" office:value-type="float" office:value="17.69">
            <text:p>17.6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9.1557351225607">
            <text:p>19.1557</text:p>
          </table:table-cell>
          <table:table-cell table:style-name="ce3" table:formula="of:=[.J3]" office:value-type="float" office:value="7.09">
            <text:p>7.09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7.67745404290309">
            <text:p>7.6775</text:p>
          </table:table-cell>
          <table:table-cell table:style-name="ce3" table:formula="of:=[.M3]" office:value-type="float" office:value="12.31">
            <text:p>12.31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3.3299660462817">
            <text:p>13.3300</text:p>
          </table:table-cell>
          <table:table-cell table:style-name="ce3" table:formula="of:=[.P3]" office:value-type="float" office:value="1.344">
            <text:p>1.344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45535941236414">
            <text:p>1.4554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31.3">
            <text:p>31.3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3.5578365209494">
            <text:p>33.5578</text:p>
          </table:table-cell>
          <table:table-cell table:style-name="ce3" table:formula="of:=[.D4]" office:value-type="float" office:value="26.26">
            <text:p>26.26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8.1542743463301">
            <text:p>28.1543</text:p>
          </table:table-cell>
          <table:table-cell table:style-name="ce3" table:formula="of:=[.G4]" office:value-type="float" office:value="17.69">
            <text:p>17.6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8.966074378773">
            <text:p>18.9661</text:p>
          </table:table-cell>
          <table:table-cell table:style-name="ce3" table:formula="of:=[.J4]" office:value-type="float" office:value="7.09">
            <text:p>7.09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7.6014396464387">
            <text:p>7.6014</text:p>
          </table:table-cell>
          <table:table-cell table:style-name="ce3" table:formula="of:=[.M4]" office:value-type="float" office:value="12.31">
            <text:p>12.31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3.1979861844373">
            <text:p>13.1980</text:p>
          </table:table-cell>
          <table:table-cell table:style-name="ce3" table:formula="of:=[.P4]" office:value-type="float" office:value="1.344">
            <text:p>1.344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44094991323182">
            <text:p>1.440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31.3">
            <text:p>31.3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3.2255807138113">
            <text:p>33.2256</text:p>
          </table:table-cell>
          <table:table-cell table:style-name="ce3" table:formula="of:=[.D5]" office:value-type="float" office:value="26.26">
            <text:p>26.26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7.8755191547823">
            <text:p>27.8755</text:p>
          </table:table-cell>
          <table:table-cell table:style-name="ce3" table:formula="of:=[.G5]" office:value-type="float" office:value="17.69">
            <text:p>17.6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8.7782914641317">
            <text:p>18.7783</text:p>
          </table:table-cell>
          <table:table-cell table:style-name="ce3" table:formula="of:=[.J5]" office:value-type="float" office:value="7.09">
            <text:p>7.09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7.52617786776109">
            <text:p>7.5262</text:p>
          </table:table-cell>
          <table:table-cell table:style-name="ce3" table:formula="of:=[.M5]" office:value-type="float" office:value="12.31">
            <text:p>12.31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3.0673130538983">
            <text:p>13.0673</text:p>
          </table:table-cell>
          <table:table-cell table:style-name="ce3" table:formula="of:=[.P5]" office:value-type="float" office:value="1.344">
            <text:p>1.344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2668308240774">
            <text:p>1.4267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31.3">
            <text:p>31.3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32.89661456813">
            <text:p>32.8966</text:p>
          </table:table-cell>
          <table:table-cell table:style-name="ce3" table:formula="of:=[.D6]" office:value-type="float" office:value="26.26">
            <text:p>26.26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7.599523915626">
            <text:p>27.5995</text:p>
          </table:table-cell>
          <table:table-cell table:style-name="ce3" table:formula="of:=[.G6]" office:value-type="float" office:value="17.69">
            <text:p>17.6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8.592367786269">
            <text:p>18.5924</text:p>
          </table:table-cell>
          <table:table-cell table:style-name="ce3" table:formula="of:=[.J6]" office:value-type="float" office:value="7.09">
            <text:p>7.09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7.451661255209">
            <text:p>7.4517</text:p>
          </table:table-cell>
          <table:table-cell table:style-name="ce3" table:formula="of:=[.M6]" office:value-type="float" office:value="12.31">
            <text:p>12.31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2.937933716731">
            <text:p>12.9379</text:p>
          </table:table-cell>
          <table:table-cell table:style-name="ce3" table:formula="of:=[.P6]" office:value-type="float" office:value="1.344">
            <text:p>1.344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125575073344">
            <text:p>1.4126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31.3">
            <text:p>31.3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2.570905513">
            <text:p>32.5709</text:p>
          </table:table-cell>
          <table:table-cell table:style-name="ce3" table:formula="of:=[.D7]" office:value-type="float" office:value="26.26">
            <text:p>26.26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7.3262613026">
            <text:p>27.3263</text:p>
          </table:table-cell>
          <table:table-cell table:style-name="ce3" table:formula="of:=[.G7]" office:value-type="float" office:value="17.69">
            <text:p>17.6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8.4082849369">
            <text:p>18.4083</text:p>
          </table:table-cell>
          <table:table-cell table:style-name="ce3" table:formula="of:=[.J7]" office:value-type="float" office:value="7.09">
            <text:p>7.09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7.3778824309">
            <text:p>7.3779</text:p>
          </table:table-cell>
          <table:table-cell table:style-name="ce3" table:formula="of:=[.M7]" office:value-type="float" office:value="12.31">
            <text:p>12.31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2.8098353631">
            <text:p>12.8098</text:p>
          </table:table-cell>
          <table:table-cell table:style-name="ce3" table:formula="of:=[.P7]" office:value-type="float" office:value="1.344">
            <text:p>1.344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39857178944">
            <text:p>1.3986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31.3">
            <text:p>31.3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2.2484213">
            <text:p>32.2484</text:p>
          </table:table-cell>
          <table:table-cell table:style-name="ce3" table:formula="of:=[.D8]" office:value-type="float" office:value="26.26">
            <text:p>26.26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7.05570426">
            <text:p>27.0557</text:p>
          </table:table-cell>
          <table:table-cell table:style-name="ce3" table:formula="of:=[.G8]" office:value-type="float" office:value="17.69">
            <text:p>17.6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8.22602469">
            <text:p>18.2260</text:p>
          </table:table-cell>
          <table:table-cell table:style-name="ce3" table:formula="of:=[.J8]" office:value-type="float" office:value="7.09">
            <text:p>7.09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7.30483409">
            <text:p>7.3048</text:p>
          </table:table-cell>
          <table:table-cell table:style-name="ce3" table:formula="of:=[.M8]" office:value-type="float" office:value="12.31">
            <text:p>12.31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2.68300531">
            <text:p>12.6830</text:p>
          </table:table-cell>
          <table:table-cell table:style-name="ce3" table:formula="of:=[.P8]" office:value-type="float" office:value="1.344">
            <text:p>1.344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384724544">
            <text:p>1.3847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31.3">
            <text:p>31.3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31.92913">
            <text:p>31.9291</text:p>
          </table:table-cell>
          <table:table-cell table:style-name="ce3" table:formula="of:=[.D9]" office:value-type="float" office:value="26.26">
            <text:p>26.26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6.787826">
            <text:p>26.7878</text:p>
          </table:table-cell>
          <table:table-cell table:style-name="ce3" table:formula="of:=[.G9]" office:value-type="float" office:value="17.69">
            <text:p>17.6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8.045569">
            <text:p>18.0456</text:p>
          </table:table-cell>
          <table:table-cell table:style-name="ce3" table:formula="of:=[.J9]" office:value-type="float" office:value="7.09">
            <text:p>7.09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7.232509">
            <text:p>7.2325</text:p>
          </table:table-cell>
          <table:table-cell table:style-name="ce3" table:formula="of:=[.M9]" office:value-type="float" office:value="12.31">
            <text:p>12.31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2.557431">
            <text:p>12.5574</text:p>
          </table:table-cell>
          <table:table-cell table:style-name="ce3" table:formula="of:=[.P9]" office:value-type="float" office:value="1.344">
            <text:p>1.344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3710144">
            <text:p>1.3710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31.3">
            <text:p>31.3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31.613">
            <text:p>31.6130</text:p>
          </table:table-cell>
          <table:table-cell table:style-name="ce3" table:formula="of:=[.D10]" office:value-type="float" office:value="26.26">
            <text:p>26.26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6.5226">
            <text:p>26.5226</text:p>
          </table:table-cell>
          <table:table-cell table:style-name="ce3" table:formula="of:=[.G10]" office:value-type="float" office:value="17.69">
            <text:p>17.6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7.8669">
            <text:p>17.8669</text:p>
          </table:table-cell>
          <table:table-cell table:style-name="ce3" table:formula="of:=[.J10]" office:value-type="float" office:value="7.09">
            <text:p>7.09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7.1609">
            <text:p>7.1609</text:p>
          </table:table-cell>
          <table:table-cell table:style-name="ce3" table:formula="of:=[.M10]" office:value-type="float" office:value="12.31">
            <text:p>12.31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2.4331">
            <text:p>12.4331</text:p>
          </table:table-cell>
          <table:table-cell table:style-name="ce3" table:formula="of:=[.P10]" office:value-type="float" office:value="1.344">
            <text:p>1.344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35744">
            <text:p>1.3574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31.3">
            <text:p>31.3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31.3">
            <text:p>31.3000</text:p>
          </table:table-cell>
          <table:table-cell table:style-name="ce3" table:formula="of:=[.D11]" office:value-type="float" office:value="26.26">
            <text:p>26.26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6.26">
            <text:p>26.2600</text:p>
          </table:table-cell>
          <table:table-cell table:style-name="ce3" table:formula="of:=[.G11]" office:value-type="float" office:value="17.69">
            <text:p>17.6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7.69">
            <text:p>17.6900</text:p>
          </table:table-cell>
          <table:table-cell table:style-name="ce3" table:formula="of:=[.J11]" office:value-type="float" office:value="7.09">
            <text:p>7.09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7.09">
            <text:p>7.0900</text:p>
          </table:table-cell>
          <table:table-cell table:style-name="ce3" table:formula="of:=[.M11]" office:value-type="float" office:value="12.31">
            <text:p>12.31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2.31">
            <text:p>12.3100</text:p>
          </table:table-cell>
          <table:table-cell table:style-name="ce3" table:formula="of:=[.P11]" office:value-type="float" office:value="1.344">
            <text:p>1.344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344">
            <text:p>1.344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31.3">
            <text:p>31.3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30.990099009901">
            <text:p>30.9901</text:p>
          </table:table-cell>
          <table:table-cell table:style-name="ce3" table:formula="of:=[.D12]" office:value-type="float" office:value="26.26">
            <text:p>26.26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6">
            <text:p>26.0000</text:p>
          </table:table-cell>
          <table:table-cell table:style-name="ce3" table:formula="of:=[.G12]" office:value-type="float" office:value="17.69">
            <text:p>17.6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7.5148514851485">
            <text:p>17.5149</text:p>
          </table:table-cell>
          <table:table-cell table:style-name="ce3" table:formula="of:=[.J12]" office:value-type="float" office:value="7.09">
            <text:p>7.09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7.01980198019802">
            <text:p>7.0198</text:p>
          </table:table-cell>
          <table:table-cell table:style-name="ce3" table:formula="of:=[.M12]" office:value-type="float" office:value="12.31">
            <text:p>12.31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2.1881188118812">
            <text:p>12.1881</text:p>
          </table:table-cell>
          <table:table-cell table:style-name="ce3" table:formula="of:=[.P12]" office:value-type="float" office:value="1.344">
            <text:p>1.344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3069306930693">
            <text:p>1.3307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31.3">
            <text:p>31.3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30.6832663464366">
            <text:p>30.6833</text:p>
          </table:table-cell>
          <table:table-cell table:style-name="ce3" table:formula="of:=[.D13]" office:value-type="float" office:value="26.26">
            <text:p>26.26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5.7425742574257">
            <text:p>25.7426</text:p>
          </table:table-cell>
          <table:table-cell table:style-name="ce3" table:formula="of:=[.G13]" office:value-type="float" office:value="17.69">
            <text:p>17.6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7.3414371140084">
            <text:p>17.3414</text:p>
          </table:table-cell>
          <table:table-cell table:style-name="ce3" table:formula="of:=[.J13]" office:value-type="float" office:value="7.09">
            <text:p>7.09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6.95029899029507">
            <text:p>6.9503</text:p>
          </table:table-cell>
          <table:table-cell table:style-name="ce3" table:formula="of:=[.M13]" office:value-type="float" office:value="12.31">
            <text:p>12.31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2.0674443681992">
            <text:p>12.0674</text:p>
          </table:table-cell>
          <table:table-cell table:style-name="ce3" table:formula="of:=[.P13]" office:value-type="float" office:value="1.344">
            <text:p>1.344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175178904029">
            <text:p>1.3175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31.3">
            <text:p>31.3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0.3794716301353">
            <text:p>30.3795</text:p>
          </table:table-cell>
          <table:table-cell table:style-name="ce3" table:formula="of:=[.D14]" office:value-type="float" office:value="26.26">
            <text:p>26.26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5.4876972845799">
            <text:p>25.4877</text:p>
          </table:table-cell>
          <table:table-cell table:style-name="ce3" table:formula="of:=[.G14]" office:value-type="float" office:value="17.69">
            <text:p>17.6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7.16973971684">
            <text:p>17.1697</text:p>
          </table:table-cell>
          <table:table-cell table:style-name="ce3" table:formula="of:=[.J14]" office:value-type="float" office:value="7.09">
            <text:p>7.09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6.881484148807">
            <text:p>6.8815</text:p>
          </table:table-cell>
          <table:table-cell table:style-name="ce3" table:formula="of:=[.M14]" office:value-type="float" office:value="12.31">
            <text:p>12.31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1.9479647209893">
            <text:p>11.9480</text:p>
          </table:table-cell>
          <table:table-cell table:style-name="ce3" table:formula="of:=[.P14]" office:value-type="float" office:value="1.344">
            <text:p>1.344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0447315881475">
            <text:p>1.3045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31.3">
            <text:p>31.3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0.0786847823121">
            <text:p>30.0787</text:p>
          </table:table-cell>
          <table:table-cell table:style-name="ce3" table:formula="of:=[.D15]" office:value-type="float" office:value="26.26">
            <text:p>26.26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5.2353438461188">
            <text:p>25.2353</text:p>
          </table:table-cell>
          <table:table-cell table:style-name="ce3" table:formula="of:=[.G15]" office:value-type="float" office:value="17.69">
            <text:p>17.6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6.999742293901">
            <text:p>16.9997</text:p>
          </table:table-cell>
          <table:table-cell table:style-name="ce3" table:formula="of:=[.J15]" office:value-type="float" office:value="7.09">
            <text:p>7.09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6.81335064238317">
            <text:p>6.8134</text:p>
          </table:table-cell>
          <table:table-cell table:style-name="ce3" table:formula="of:=[.M15]" office:value-type="float" office:value="12.31">
            <text:p>12.31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1.8296680405835">
            <text:p>11.8297</text:p>
          </table:table-cell>
          <table:table-cell table:style-name="ce3" table:formula="of:=[.P15]" office:value-type="float" office:value="1.344">
            <text:p>1.344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29155758298491">
            <text:p>1.2916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31.3">
            <text:p>31.3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9.7808760220912">
            <text:p>29.7809</text:p>
          </table:table-cell>
          <table:table-cell table:style-name="ce3" table:formula="of:=[.D16]" office:value-type="float" office:value="26.26">
            <text:p>26.26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4.9854889565532">
            <text:p>24.9855</text:p>
          </table:table-cell>
          <table:table-cell table:style-name="ce3" table:formula="of:=[.G16]" office:value-type="float" office:value="17.69">
            <text:p>17.6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6.8314280137634">
            <text:p>16.8314</text:p>
          </table:table-cell>
          <table:table-cell table:style-name="ce3" table:formula="of:=[.J16]" office:value-type="float" office:value="7.09">
            <text:p>7.09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6.74589172513185">
            <text:p>6.7459</text:p>
          </table:table-cell>
          <table:table-cell table:style-name="ce3" table:formula="of:=[.M16]" office:value-type="float" office:value="12.31">
            <text:p>12.31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1.7125426144391">
            <text:p>11.7125</text:p>
          </table:table-cell>
          <table:table-cell table:style-name="ce3" table:formula="of:=[.P16]" office:value-type="float" office:value="1.344">
            <text:p>1.344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27876988414347">
            <text:p>1.2788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31.3">
            <text:p>31.3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9.4860158634567">
            <text:p>29.4860</text:p>
          </table:table-cell>
          <table:table-cell table:style-name="ce3" table:formula="of:=[.D17]" office:value-type="float" office:value="26.26">
            <text:p>26.26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4.7381078777755">
            <text:p>24.7381</text:p>
          </table:table-cell>
          <table:table-cell table:style-name="ce3" table:formula="of:=[.G17]" office:value-type="float" office:value="17.69">
            <text:p>17.6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6.6647802116469">
            <text:p>16.6648</text:p>
          </table:table-cell>
          <table:table-cell table:style-name="ce3" table:formula="of:=[.J17]" office:value-type="float" office:value="7.09">
            <text:p>7.09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6.67910071795233">
            <text:p>6.6791</text:p>
          </table:table-cell>
          <table:table-cell table:style-name="ce3" table:formula="of:=[.M17]" office:value-type="float" office:value="12.31">
            <text:p>12.31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1.5965768459793">
            <text:p>11.5966</text:p>
          </table:table-cell>
          <table:table-cell table:style-name="ce3" table:formula="of:=[.P17]" office:value-type="float" office:value="1.344">
            <text:p>1.344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26610879618165">
            <text:p>1.266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31.3">
            <text:p>31.3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9.1940751123333">
            <text:p>29.1941</text:p>
          </table:table-cell>
          <table:table-cell table:style-name="ce3" table:formula="of:=[.D18]" office:value-type="float" office:value="26.26">
            <text:p>26.26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4.4931761166094">
            <text:p>24.4932</text:p>
          </table:table-cell>
          <table:table-cell table:style-name="ce3" table:formula="of:=[.G18]" office:value-type="float" office:value="17.69">
            <text:p>17.6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6.4997823877692">
            <text:p>16.4998</text:p>
          </table:table-cell>
          <table:table-cell table:style-name="ce3" table:formula="of:=[.J18]" office:value-type="float" office:value="7.09">
            <text:p>7.09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6.61297100787359">
            <text:p>6.6130</text:p>
          </table:table-cell>
          <table:table-cell table:style-name="ce3" table:formula="of:=[.M18]" office:value-type="float" office:value="12.31">
            <text:p>12.31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1.4817592534448">
            <text:p>11.4818</text:p>
          </table:table-cell>
          <table:table-cell table:style-name="ce3" table:formula="of:=[.P18]" office:value-type="float" office:value="1.344">
            <text:p>1.344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25357306552639">
            <text:p>1.2536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31.3">
            <text:p>31.3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8.9050248636964">
            <text:p>28.9050</text:p>
          </table:table-cell>
          <table:table-cell table:style-name="ce3" table:formula="of:=[.D19]" office:value-type="float" office:value="26.26">
            <text:p>26.26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4.2506694223855">
            <text:p>24.2507</text:p>
          </table:table-cell>
          <table:table-cell table:style-name="ce3" table:formula="of:=[.G19]" office:value-type="float" office:value="17.69">
            <text:p>17.6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6.3364182057121">
            <text:p>16.3364</text:p>
          </table:table-cell>
          <table:table-cell table:style-name="ce3" table:formula="of:=[.J19]" office:value-type="float" office:value="7.09">
            <text:p>7.09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6.54749604739959">
            <text:p>6.5475</text:p>
          </table:table-cell>
          <table:table-cell table:style-name="ce3" table:formula="of:=[.M19]" office:value-type="float" office:value="12.31">
            <text:p>12.31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1.3680784687573">
            <text:p>11.3681</text:p>
          </table:table-cell>
          <table:table-cell table:style-name="ce3" table:formula="of:=[.P19]" office:value-type="float" office:value="1.344">
            <text:p>1.344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24116145101623">
            <text:p>1.2412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31.3">
            <text:p>31.3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8.6188364987093">
            <text:p>28.6188</text:p>
          </table:table-cell>
          <table:table-cell table:style-name="ce3" table:formula="of:=[.D20]" office:value-type="float" office:value="26.26">
            <text:p>26.26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4.0105637845401">
            <text:p>24.0106</text:p>
          </table:table-cell>
          <table:table-cell table:style-name="ce3" table:formula="of:=[.G20]" office:value-type="float" office:value="17.69">
            <text:p>17.6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6.1746714908041">
            <text:p>16.1747</text:p>
          </table:table-cell>
          <table:table-cell table:style-name="ce3" table:formula="of:=[.J20]" office:value-type="float" office:value="7.09">
            <text:p>7.09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6.48266935386098">
            <text:p>6.4827</text:p>
          </table:table-cell>
          <table:table-cell table:style-name="ce3" table:formula="of:=[.M20]" office:value-type="float" office:value="12.31">
            <text:p>12.31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1.2555232363933">
            <text:p>11.2555</text:p>
          </table:table-cell>
          <table:table-cell table:style-name="ce3" table:formula="of:=[.P20]" office:value-type="float" office:value="1.344">
            <text:p>1.344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2887272377844">
            <text:p>1.2289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31.3">
            <text:p>31.3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8.3354816818904">
            <text:p>28.3355</text:p>
          </table:table-cell>
          <table:table-cell table:style-name="ce3" table:formula="of:=[.D21]" office:value-type="float" office:value="26.26">
            <text:p>26.26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3.7728354302377">
            <text:p>23.7728</text:p>
          </table:table-cell>
          <table:table-cell table:style-name="ce3" table:formula="of:=[.G21]" office:value-type="float" office:value="17.69">
            <text:p>17.6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6.0145262285189">
            <text:p>16.0145</text:p>
          </table:table-cell>
          <table:table-cell table:style-name="ce3" table:formula="of:=[.J21]" office:value-type="float" office:value="7.09">
            <text:p>7.09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6.41848450877325">
            <text:p>6.4185</text:p>
          </table:table-cell>
          <table:table-cell table:style-name="ce3" table:formula="of:=[.M21]" office:value-type="float" office:value="12.31">
            <text:p>12.31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1.1440824122706">
            <text:p>11.1441</text:p>
          </table:table-cell>
          <table:table-cell table:style-name="ce3" table:formula="of:=[.P21]" office:value-type="float" office:value="1.344">
            <text:p>1.344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1670566710737">
            <text:p>1.216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030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.601800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.601800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172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13.65">
            <text:p>13.650</text:p>
          </table:table-cell>
          <table:table-cell office:value-type="float" office:value="10">
            <text:p>10</text:p>
          </table:table-cell>
          <table:table-cell table:formula="of:=[.C26]*1.01" office:value-type="float" office:value="15.0780920118629">
            <text:p>15.078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33.22">
            <text:p>33.22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6.6955470061602">
            <text:p>36.6955</text:p>
          </table:table-cell>
          <table:table-cell table:style-name="ce2" office:value-type="float" office:value="1.652">
            <text:p>1.652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82483575117931">
            <text:p>1.8248</text:p>
          </table:table-cell>
          <table:table-cell table:style-name="ce2" office:value-type="float" office:value="0.817">
            <text:p>0.817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0.902476276460954">
            <text:p>0.9025</text:p>
          </table:table-cell>
          <table:table-cell table:style-name="ce2" office:value-type="float" office:value="1.294">
            <text:p>1.294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4293810302821">
            <text:p>1.4294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13.65">
            <text:p>13.65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4.9288039721415">
            <text:p>14.928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33.22">
            <text:p>33.22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6.3322247585745">
            <text:p>36.3322</text:p>
          </table:table-cell>
          <table:table-cell table:style-name="ce3" table:formula="of:=[.J25]" office:value-type="float" office:value="1.652">
            <text:p>1.652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80676807047456">
            <text:p>1.8068</text:p>
          </table:table-cell>
          <table:table-cell table:style-name="ce3" table:formula="of:=[.M25]" office:value-type="float" office:value="0.817">
            <text:p>0.817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0.893540867783123">
            <text:p>0.8935</text:p>
          </table:table-cell>
          <table:table-cell table:style-name="ce3" table:formula="of:=[.P25]" office:value-type="float" office:value="1.294">
            <text:p>1.294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41522874285356">
            <text:p>1.4152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13.65">
            <text:p>13.65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4.7809940318233">
            <text:p>14.7810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33.22">
            <text:p>33.22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5.9724997609648">
            <text:p>35.9725</text:p>
          </table:table-cell>
          <table:table-cell table:style-name="ce3" table:formula="of:=[.J26]" office:value-type="float" office:value="1.652">
            <text:p>1.652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78887927769759">
            <text:p>1.7889</text:p>
          </table:table-cell>
          <table:table-cell table:style-name="ce3" table:formula="of:=[.M26]" office:value-type="float" office:value="0.817">
            <text:p>0.817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0.884693928498142">
            <text:p>0.8847</text:p>
          </table:table-cell>
          <table:table-cell table:style-name="ce3" table:formula="of:=[.P26]" office:value-type="float" office:value="1.294">
            <text:p>1.294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40121657708274">
            <text:p>1.4012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13.65">
            <text:p>13.65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4.6346475562607">
            <text:p>14.6346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33.22">
            <text:p>33.22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5.6163363969949">
            <text:p>35.6163</text:p>
          </table:table-cell>
          <table:table-cell table:style-name="ce3" table:formula="of:=[.J27]" office:value-type="float" office:value="1.652">
            <text:p>1.652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77116760168078">
            <text:p>1.7712</text:p>
          </table:table-cell>
          <table:table-cell table:style-name="ce3" table:formula="of:=[.M27]" office:value-type="float" office:value="0.817">
            <text:p>0.817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0.875934582671427">
            <text:p>0.8759</text:p>
          </table:table-cell>
          <table:table-cell table:style-name="ce3" table:formula="of:=[.P27]" office:value-type="float" office:value="1.294">
            <text:p>1.294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38734314562647">
            <text:p>1.3873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13.65">
            <text:p>13.65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4.4897500557037">
            <text:p>14.4898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33.22">
            <text:p>33.22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5.2636994029652">
            <text:p>35.2637</text:p>
          </table:table-cell>
          <table:table-cell table:style-name="ce3" table:formula="of:=[.J28]" office:value-type="float" office:value="1.652">
            <text:p>1.652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75363128879285">
            <text:p>1.7536</text:p>
          </table:table-cell>
          <table:table-cell table:style-name="ce3" table:formula="of:=[.M28]" office:value-type="float" office:value="0.817">
            <text:p>0.817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0.867261963041017">
            <text:p>0.8673</text:p>
          </table:table-cell>
          <table:table-cell table:style-name="ce3" table:formula="of:=[.P28]" office:value-type="float" office:value="1.294">
            <text:p>1.294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37360707487769">
            <text:p>1.3736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13.65">
            <text:p>13.65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4.346287183865">
            <text:p>14.3463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33.22">
            <text:p>33.22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4.914553864322">
            <text:p>34.9146</text:p>
          </table:table-cell>
          <table:table-cell table:style-name="ce3" table:formula="of:=[.J29]" office:value-type="float" office:value="1.652">
            <text:p>1.652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7362686027652">
            <text:p>1.7363</text:p>
          </table:table-cell>
          <table:table-cell table:style-name="ce3" table:formula="of:=[.M29]" office:value-type="float" office:value="0.817">
            <text:p>0.817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0.8586752109317">
            <text:p>0.8587</text:p>
          </table:table-cell>
          <table:table-cell table:style-name="ce3" table:formula="of:=[.P29]" office:value-type="float" office:value="1.294">
            <text:p>1.294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3600070048294">
            <text:p>1.3600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13.65">
            <text:p>13.65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2042447365">
            <text:p>14.2042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33.22">
            <text:p>33.22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4.5688652122">
            <text:p>34.5689</text:p>
          </table:table-cell>
          <table:table-cell table:style-name="ce3" table:formula="of:=[.J30]" office:value-type="float" office:value="1.652">
            <text:p>1.652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71907782452">
            <text:p>1.7191</text:p>
          </table:table-cell>
          <table:table-cell table:style-name="ce3" table:formula="of:=[.M30]" office:value-type="float" office:value="0.817">
            <text:p>0.817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0.85017347617">
            <text:p>0.8502</text:p>
          </table:table-cell>
          <table:table-cell table:style-name="ce3" table:formula="of:=[.P30]" office:value-type="float" office:value="1.294">
            <text:p>1.294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34654158894">
            <text:p>1.346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13.65">
            <text:p>13.65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06360865">
            <text:p>14.063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33.22">
            <text:p>33.22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4.22659922">
            <text:p>34.2266</text:p>
          </table:table-cell>
          <table:table-cell table:style-name="ce3" table:formula="of:=[.J31]" office:value-type="float" office:value="1.652">
            <text:p>1.652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702057252">
            <text:p>1.7021</text:p>
          </table:table-cell>
          <table:table-cell table:style-name="ce3" table:formula="of:=[.M31]" office:value-type="float" office:value="0.817">
            <text:p>0.817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0.841755917">
            <text:p>0.8418</text:p>
          </table:table-cell>
          <table:table-cell table:style-name="ce3" table:formula="of:=[.P31]" office:value-type="float" office:value="1.294">
            <text:p>1.294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333209494">
            <text:p>1.3332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13.65">
            <text:p>13.65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3.924365">
            <text:p>13.9244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33.22">
            <text:p>33.22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3.887722">
            <text:p>33.8877</text:p>
          </table:table-cell>
          <table:table-cell table:style-name="ce3" table:formula="of:=[.J32]" office:value-type="float" office:value="1.652">
            <text:p>1.652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6852052">
            <text:p>1.6852</text:p>
          </table:table-cell>
          <table:table-cell table:style-name="ce3" table:formula="of:=[.M32]" office:value-type="float" office:value="0.817">
            <text:p>0.817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0.8334217">
            <text:p>0.8334</text:p>
          </table:table-cell>
          <table:table-cell table:style-name="ce3" table:formula="of:=[.P32]" office:value-type="float" office:value="1.294">
            <text:p>1.294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3200094">
            <text:p>1.3200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13.65">
            <text:p>13.65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3.7865">
            <text:p>13.7865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33.22">
            <text:p>33.22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3.5522">
            <text:p>33.5522</text:p>
          </table:table-cell>
          <table:table-cell table:style-name="ce3" table:formula="of:=[.J33]" office:value-type="float" office:value="1.652">
            <text:p>1.652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66852">
            <text:p>1.6685</text:p>
          </table:table-cell>
          <table:table-cell table:style-name="ce3" table:formula="of:=[.M33]" office:value-type="float" office:value="0.817">
            <text:p>0.817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0.82517">
            <text:p>0.8252</text:p>
          </table:table-cell>
          <table:table-cell table:style-name="ce3" table:formula="of:=[.P33]" office:value-type="float" office:value="1.294">
            <text:p>1.294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30694">
            <text:p>1.3069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13.65">
            <text:p>13.65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3.65">
            <text:p>13.65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33.22">
            <text:p>33.22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3.22">
            <text:p>33.2200</text:p>
          </table:table-cell>
          <table:table-cell table:style-name="ce3" table:formula="of:=[.J34]" office:value-type="float" office:value="1.652">
            <text:p>1.652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652">
            <text:p>1.6520</text:p>
          </table:table-cell>
          <table:table-cell table:style-name="ce3" table:formula="of:=[.M34]" office:value-type="float" office:value="0.817">
            <text:p>0.817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0.817">
            <text:p>0.8170</text:p>
          </table:table-cell>
          <table:table-cell table:style-name="ce3" table:formula="of:=[.P34]" office:value-type="float" office:value="1.294">
            <text:p>1.294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294">
            <text:p>1.294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13.65">
            <text:p>13.65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3.5148514851485">
            <text:p>13.5149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33.22">
            <text:p>33.22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32.8910891089109">
            <text:p>32.8911</text:p>
          </table:table-cell>
          <table:table-cell table:style-name="ce3" table:formula="of:=[.J35]" office:value-type="float" office:value="1.652">
            <text:p>1.652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63564356435644">
            <text:p>1.6356</text:p>
          </table:table-cell>
          <table:table-cell table:style-name="ce3" table:formula="of:=[.M35]" office:value-type="float" office:value="0.817">
            <text:p>0.817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0.808910891089109">
            <text:p>0.8089</text:p>
          </table:table-cell>
          <table:table-cell table:style-name="ce3" table:formula="of:=[.P35]" office:value-type="float" office:value="1.294">
            <text:p>1.294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28118811881188">
            <text:p>1.2812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13.65">
            <text:p>13.65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3.3810410744045">
            <text:p>13.3810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33.22">
            <text:p>33.22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32.5654347612979">
            <text:p>32.5654</text:p>
          </table:table-cell>
          <table:table-cell table:style-name="ce3" table:formula="of:=[.J36]" office:value-type="float" office:value="1.652">
            <text:p>1.652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61944907362023">
            <text:p>1.6194</text:p>
          </table:table-cell>
          <table:table-cell table:style-name="ce3" table:formula="of:=[.M36]" office:value-type="float" office:value="0.817">
            <text:p>0.817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0.800901872365454">
            <text:p>0.8009</text:p>
          </table:table-cell>
          <table:table-cell table:style-name="ce3" table:formula="of:=[.P36]" office:value-type="float" office:value="1.294">
            <text:p>1.294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26850308793256">
            <text:p>1.2685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13.65">
            <text:p>13.65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2485555192123">
            <text:p>13.2486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33.22">
            <text:p>33.22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32.2430047141563">
            <text:p>32.2430</text:p>
          </table:table-cell>
          <table:table-cell table:style-name="ce3" table:formula="of:=[.J37]" office:value-type="float" office:value="1.652">
            <text:p>1.652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60341492437647">
            <text:p>1.6034</text:p>
          </table:table-cell>
          <table:table-cell table:style-name="ce3" table:formula="of:=[.M37]" office:value-type="float" office:value="0.817">
            <text:p>0.817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0.792972150856886">
            <text:p>0.7930</text:p>
          </table:table-cell>
          <table:table-cell table:style-name="ce3" table:formula="of:=[.P37]" office:value-type="float" office:value="1.294">
            <text:p>1.294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25594365141837">
            <text:p>1.2559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13.65">
            <text:p>13.65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1173817021904">
            <text:p>13.1174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33.22">
            <text:p>33.22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31.9237670437191">
            <text:p>31.9238</text:p>
          </table:table-cell>
          <table:table-cell table:style-name="ce3" table:formula="of:=[.J38]" office:value-type="float" office:value="1.652">
            <text:p>1.652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58753952908561">
            <text:p>1.5875</text:p>
          </table:table-cell>
          <table:table-cell table:style-name="ce3" table:formula="of:=[.M38]" office:value-type="float" office:value="0.817">
            <text:p>0.817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0.785120941442461">
            <text:p>0.7851</text:p>
          </table:table-cell>
          <table:table-cell table:style-name="ce3" table:formula="of:=[.P38]" office:value-type="float" office:value="1.294">
            <text:p>1.294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24350856576076">
            <text:p>1.2435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13.65">
            <text:p>13.65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2.9875066358321">
            <text:p>12.9875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33.22">
            <text:p>33.22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31.6076901422962">
            <text:p>31.6077</text:p>
          </table:table-cell>
          <table:table-cell table:style-name="ce3" table:formula="of:=[.J39]" office:value-type="float" office:value="1.652">
            <text:p>1.652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57182131592635">
            <text:p>1.5718</text:p>
          </table:table-cell>
          <table:table-cell table:style-name="ce3" table:formula="of:=[.M39]" office:value-type="float" office:value="0.817">
            <text:p>0.817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0.777347466774714">
            <text:p>0.7773</text:p>
          </table:table-cell>
          <table:table-cell table:style-name="ce3" table:formula="of:=[.P39]" office:value-type="float" office:value="1.294">
            <text:p>1.294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23119659976313">
            <text:p>1.231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13.65">
            <text:p>13.65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2.8589174612199">
            <text:p>12.8589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33.22">
            <text:p>33.22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31.2947427151447">
            <text:p>31.2947</text:p>
          </table:table-cell>
          <table:table-cell table:style-name="ce3" table:formula="of:=[.J40]" office:value-type="float" office:value="1.652">
            <text:p>1.652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55625872863995">
            <text:p>1.5563</text:p>
          </table:table-cell>
          <table:table-cell table:style-name="ce3" table:formula="of:=[.M40]" office:value-type="float" office:value="0.817">
            <text:p>0.817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0.769650957202687">
            <text:p>0.7697</text:p>
          </table:table-cell>
          <table:table-cell table:style-name="ce3" table:formula="of:=[.P40]" office:value-type="float" office:value="1.294">
            <text:p>1.294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21900653441894">
            <text:p>1.2190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13.65">
            <text:p>13.65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2.7316014467524">
            <text:p>12.7316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33.22">
            <text:p>33.22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30.984893777371">
            <text:p>30.9849</text:p>
          </table:table-cell>
          <table:table-cell table:style-name="ce3" table:formula="of:=[.J41]" office:value-type="float" office:value="1.652">
            <text:p>1.652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54085022637619">
            <text:p>1.5409</text:p>
          </table:table-cell>
          <table:table-cell table:style-name="ce3" table:formula="of:=[.M41]" office:value-type="float" office:value="0.817">
            <text:p>0.817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0.76203065069573">
            <text:p>0.7620</text:p>
          </table:table-cell>
          <table:table-cell table:style-name="ce3" table:formula="of:=[.P41]" office:value-type="float" office:value="1.294">
            <text:p>1.294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20693716279103">
            <text:p>1.2069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13.65">
            <text:p>13.65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2.6055459868836">
            <text:p>12.6055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33.22">
            <text:p>33.22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30.6781126508624">
            <text:p>30.6781</text:p>
          </table:table-cell>
          <table:table-cell table:style-name="ce3" table:formula="of:=[.J42]" office:value-type="float" office:value="1.652">
            <text:p>1.652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52559428354078">
            <text:p>1.5256</text:p>
          </table:table-cell>
          <table:table-cell table:style-name="ce3" table:formula="of:=[.M42]" office:value-type="float" office:value="0.817">
            <text:p>0.817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0.754485792768049">
            <text:p>0.7545</text:p>
          </table:table-cell>
          <table:table-cell table:style-name="ce3" table:formula="of:=[.P42]" office:value-type="float" office:value="1.294">
            <text:p>1.294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19498728989211">
            <text:p>1.1950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13.65">
            <text:p>13.65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2.4807386008748">
            <text:p>12.4807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33.22">
            <text:p>33.22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30.3743689612499">
            <text:p>30.3744</text:p>
          </table:table-cell>
          <table:table-cell table:style-name="ce3" table:formula="of:=[.J43]" office:value-type="float" office:value="1.652">
            <text:p>1.652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51048938964434">
            <text:p>1.5105</text:p>
          </table:table-cell>
          <table:table-cell table:style-name="ce3" table:formula="of:=[.M43]" office:value-type="float" office:value="0.817">
            <text:p>0.817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0.747015636404009">
            <text:p>0.7470</text:p>
          </table:table-cell>
          <table:table-cell table:style-name="ce3" table:formula="of:=[.P43]" office:value-type="float" office:value="1.294">
            <text:p>1.294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18315573256645">
            <text:p>1.1832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13.65">
            <text:p>13.65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2.3571669315592">
            <text:p>12.3572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33.22">
            <text:p>33.22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30.0736326349009">
            <text:p>30.0736</text:p>
          </table:table-cell>
          <table:table-cell table:style-name="ce3" table:formula="of:=[.J44]" office:value-type="float" office:value="1.652">
            <text:p>1.652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49553404915281">
            <text:p>1.4955</text:p>
          </table:table-cell>
          <table:table-cell table:style-name="ce3" table:formula="of:=[.M44]" office:value-type="float" office:value="0.817">
            <text:p>0.817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0.739619441984167">
            <text:p>0.7396</text:p>
          </table:table-cell>
          <table:table-cell table:style-name="ce3" table:formula="of:=[.P44]" office:value-type="float" office:value="1.294">
            <text:p>1.294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17144131937272">
            <text:p>1.1714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number-columns-repeated="14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11"/>
        </table:table-row>
        <table:table-row table:style-name="ro1">
          <table:table-cell office:value-type="float" office:value="5688">
            <text:p>568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8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11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13"/>
          <table:table-cell office:value-type="float" office:value="850486">
            <text:p>85048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0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2014／12／22</text:date>, <text:time>16:43:4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4-12-22T16:43:41.21</dc:date>
    <meta:editing-duration>P5DT11H23M9S</meta:editing-duration>
    <meta:editing-cycles>9</meta:editing-cycles>
    <meta:generator>OpenOffice/4.1.1$Win32 OpenOffice.org_project/411m6$Build-9775</meta:generator>
    <meta:document-statistic meta:table-count="4" meta:cell-count="834" meta:object-count="0"/>
  </office:meta>
</office:document-meta>
</file>